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settings.xml" manifest:media-type="text/xml"/>
  <manifest:file-entry manifest:full-path="Pictures/10000000000006EF000003AD0DFC164B.png" manifest:media-type="image/png"/>
  <manifest:file-entry manifest:full-path="Pictures/20000001000002720000012D1FCF2084.svm" manifest:media-type=""/>
  <manifest:file-entry manifest:full-path="Pictures/20000001000001640000012D60A1FB1C.svm" manifest:media-type=""/>
  <manifest:file-entry manifest:full-path="Pictures/200000010000026E00000131C72237C2.svm" manifest:media-type=""/>
  <manifest:file-entry manifest:full-path="Pictures/200000010000016400000129B6113C1E.svm" manifest:media-type=""/>
  <manifest:file-entry manifest:full-path="Pictures/200000010000048200000142C9550E79.svm" manifest:media-type=""/>
  <manifest:file-entry manifest:full-path="Pictures/200000010000027A000000FAF273B888.svm" manifest:media-type=""/>
  <manifest:file-entry manifest:full-path="Pictures/200000010000028B000000FE083A4445.svm" manifest:media-type=""/>
  <manifest:file-entry manifest:full-path="Pictures/2000000100000327000000FE6AAAAE7B.svm" manifest:media-type=""/>
  <manifest:file-entry manifest:full-path="Pictures/20000001000001DE000000FAEEBF83FD.svm" manifest:media-type=""/>
  <manifest:file-entry manifest:full-path="Pictures/200000010000027F000000FAD6190946.svm" manifest:media-type=""/>
  <manifest:file-entry manifest:full-path="Pictures/200000010000176D00000BAF5CA110C0.svm" manifest:media-type=""/>
  <manifest:file-entry manifest:full-path="Pictures/2000000200000103000000F75A829A73.eps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2/content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Thumbnails/thumbnail.png" manifest:media-type="image/png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tent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Raavi1" svg:font-family="Raavi" style:font-pitch="variable"/>
    <style:font-face style:name="XB Tabriz" svg:font-family="'XB Tabriz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Raavi" svg:font-family="Raavi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="none"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Arrow" draw:marker-end-width="0.102cm" draw:fill="none" draw:textarea-horizontal-align="center" draw:textarea-vertical-align="middle"/>
    </style:style>
    <style:style style:name="gr4" style:family="graphic" style:parent-style-name="standard">
      <style:graphic-properties draw:stroke="none" draw:fill="none" draw:ole-draw-aspect="1" style:protect="size"/>
    </style:style>
    <style:style style:name="gr5" style:family="graphic" style:parent-style-name="objectwithoutfill">
      <style:graphic-properties draw:fill="none" draw:textarea-horizontal-align="center" draw:textarea-vertical-align="middle"/>
    </style:style>
    <style:style style:name="gr6" style:family="graphic" style:parent-style-name="standard">
      <style:graphic-properties TexMathsArgs="12§display§\SI{10}{\volt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2§display§\SI{5}{\volt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2§display§\SI{10}{\kilo \ohm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12§display§\SI{9}{\kilo \ohm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TexMathsArgs="12§display§\SI{1}{\kilo \ohm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TexMathsArgs="12§display§\beta_0=99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TexMathsArgs="12§display§I_B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TexMathsArgs="12§display§I_C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TexMathsArgs="10§display§V_{B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TexMathsArgs="12§display§V_{C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TexMathsArgs="8§latex§\begin{align*}&#10;I_E&amp;=\frac{V_{BB}-V_{BE}}{\frac{R_B}{\beta+1}+R_E}=\frac{5-0.7}{\frac{10000}{99+1}+1000}\\&#10;&amp;=\SI{3.9}{\milli \ampere}\\&#10;V_{CE} &amp;\approx  V_{CC}-I_C \left( R_C+R_E \right)\\&#10;&amp;=10-3.9 \times 10^{-3} \times \left(9000+1000 \right)\\&#10;&amp;=\SI{-29}{\volt}&#10;\end{align*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text-properties style:font-name="XB Tabriz" fo:font-size="6pt" style:font-size-asian="6pt" style:font-name-complex="XB Tabriz" style:font-size-complex="6pt"/>
    </style:style>
    <style:style style:name="T1" style:family="text">
      <style:text-properties style:font-name="XB Tabriz" fo:font-size="6pt" style:font-size-asian="6pt" style:font-name-complex="XB Tabriz" style:font-size-complex="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6.657cm" svg:height="6.189cm" svg:x="0.823cm" svg:y="0.312cm">
          <draw:image xlink:href="Pictures/2000000200000103000000F75A829A73.eps" xlink:type="simple" xlink:show="embed" xlink:actuate="onLoad">
            <text:p/>
          </draw:image>
        </draw:frame>
        <draw:custom-shape draw:style-name="gr2" draw:text-style-name="P1" draw:layer="layout" svg:width="1.214cm" svg:height="3.447cm" svg:x="5.22cm" svg:y="1.4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214cm" svg:height="1.455cm" svg:x="2.073cm" svg:y="3.7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2.563cm" svg:y1="3.797cm" svg:x2="2.756cm" svg:y2="3.797cm">
          <text:p/>
        </draw:line>
        <draw:line draw:style-name="gr3" draw:text-style-name="P1" draw:layer="layout" svg:x1="5.892cm" svg:y1="1.425cm" svg:x2="5.76cm" svg:y2="1.425cm">
          <text:p/>
        </draw:line>
        <draw:frame draw:style-name="gr4" draw:layer="layout" svg:width="0.468cm" svg:height="0.47cm" svg:x="2.93cm" svg:y="3.162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4" draw:layer="layout" svg:width="0.538cm" svg:height="0.47cm" svg:x="3.425cm" svg:y="4.065cm">
          <t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line draw:style-name="gr5" draw:text-style-name="P1" draw:layer="layout" svg:x1="8.472cm" svg:y1="0.336cm" svg:x2="12.209cm" svg:y2="2.477cm">
          <text:p/>
        </draw:line>
        <draw:frame draw:style-name="gr6" draw:text-style-name="P1" draw:layer="layout" svg:width="0.766cm" svg:height="0.299cm" svg:x="7.47cm" svg:y="3.017cm">
          <draw:image xlink:href="Pictures/200000010000027F000000FAD6190946.svm" xlink:type="simple" xlink:show="embed" xlink:actuate="onLoad">
            <text:p/>
          </draw:image>
        </draw:frame>
        <draw:frame draw:style-name="gr7" draw:text-style-name="P1" draw:layer="layout" svg:width="0.572cm" svg:height="0.299cm" svg:x="0.366cm" svg:y="4.68cm">
          <draw:image xlink:href="Pictures/20000001000001DE000000FAEEBF83FD.svm" xlink:type="simple" xlink:show="embed" xlink:actuate="onLoad">
            <text:p/>
          </draw:image>
        </draw:frame>
        <draw:frame draw:style-name="gr8" draw:text-style-name="P1" draw:layer="layout" svg:width="0.967cm" svg:height="0.304cm" svg:x="1.888cm" svg:y="2.429cm">
          <draw:image xlink:href="Pictures/2000000100000327000000FE6AAAAE7B.svm" xlink:type="simple" xlink:show="embed" xlink:actuate="onLoad">
            <text:p/>
          </draw:image>
        </draw:frame>
        <draw:frame draw:style-name="gr9" draw:text-style-name="P1" draw:layer="layout" svg:width="0.78cm" svg:height="0.304cm" svg:x="3.022cm" svg:y="1.105cm">
          <draw:image xlink:href="Pictures/200000010000028B000000FE083A4445.svm" xlink:type="simple" xlink:show="embed" xlink:actuate="onLoad">
            <text:p/>
          </draw:image>
        </draw:frame>
        <draw:frame draw:style-name="gr10" draw:text-style-name="P1" draw:layer="layout" svg:width="0.76cm" svg:height="0.299cm" svg:x="4.412cm" svg:y="4.699cm">
          <draw:image xlink:href="Pictures/200000010000027A000000FAF273B888.svm" xlink:type="simple" xlink:show="embed" xlink:actuate="onLoad">
            <text:p/>
          </draw:image>
        </draw:frame>
        <draw:frame draw:style-name="gr11" draw:text-style-name="P1" draw:layer="layout" svg:width="1.384cm" svg:height="0.385cm" svg:x="1.245cm" svg:y="1.48cm">
          <draw:image xlink:href="Pictures/200000010000048200000142C9550E79.svm" xlink:type="simple" xlink:show="embed" xlink:actuate="onLoad">
            <text:p/>
          </draw:image>
        </draw:frame>
        <draw:frame draw:style-name="gr12" draw:text-style-name="P1" draw:layer="layout" svg:width="0.426cm" svg:height="0.355cm" svg:x="2.443cm" svg:y="4.311cm">
          <draw:image xlink:href="Pictures/200000010000016400000129B6113C1E.svm" xlink:type="simple" xlink:show="embed" xlink:actuate="onLoad">
            <text:p/>
          </draw:image>
        </draw:frame>
        <draw:frame draw:style-name="gr13" draw:text-style-name="P1" draw:layer="layout" svg:width="0.426cm" svg:height="0.36cm" svg:x="5.41cm" svg:y="2.836cm">
          <draw:image xlink:href="Pictures/20000001000001640000012D60A1FB1C.svm" xlink:type="simple" xlink:show="embed" xlink:actuate="onLoad">
            <text:p/>
          </draw:image>
        </draw:frame>
        <draw:frame draw:style-name="gr14" draw:text-style-name="P1" draw:layer="layout" svg:width="0.625cm" svg:height="0.3cm" svg:x="3.118cm" svg:y="3.697cm">
          <draw:image xlink:href="Pictures/20000001000002720000012D1FCF2084.svm" xlink:type="simple" xlink:show="embed" xlink:actuate="onLoad">
            <text:p/>
          </draw:image>
        </draw:frame>
        <draw:frame draw:style-name="gr15" draw:text-style-name="P1" draw:layer="layout" svg:width="0.745cm" svg:height="0.365cm" svg:x="3.767cm" svg:y="2.896cm">
          <draw:image xlink:href="Pictures/200000010000026E00000131C72237C2.svm" xlink:type="simple" xlink:show="embed" xlink:actuate="onLoad">
            <text:p/>
          </draw:image>
        </draw:frame>
        <draw:frame draw:style-name="gr16" draw:text-style-name="P1" draw:layer="layout" svg:width="4.797cm" svg:height="2.392cm" svg:x="7.827cm" svg:y="0.32cm">
          <draw:image xlink:href="Pictures/200000010000176D00000BAF5CA110C0.svm" xlink:type="simple" xlink:show="embed" xlink:actuate="onLoad">
            <text:p/>
          </draw:image>
        </draw:frame>
        <draw:frame draw:style-name="gr17" draw:text-style-name="P2" draw:layer="layout" svg:width="1.226cm" svg:height="0.586cm" svg:x="9.711cm" svg:y="4.295cm">
          <draw:text-box>
            <text:p><text:span text:style-name="T1">غیرافزائندہ</text:span></text:p>
          </draw:text-box>
        </draw:frame>
        <draw:frame draw:style-name="gr17" draw:text-style-name="P2" draw:layer="layout" svg:width="1.226cm" svg:height="0.586cm" svg:x="7.292cm" svg:y="5.914cm">
          <draw:text-box>
            <text:p><text:span text:style-name="T1">غیرافزائندہ</text:span></text:p>
          </draw:text-box>
        </draw:frame>
        <draw:frame draw:style-name="gr18" draw:text-style-name="P1" draw:layer="layout" svg:width="5.219cm" svg:height="2.766cm" svg:x="7.26cm" svg:y="3.633cm">
          <draw:image xlink:href="Pictures/10000000000006EF000003AD0DFC164B.png" xlink:type="simple" xlink:show="embed" xlink:actuate="onLoad">
            <text:p/>
          </draw:image>
          <svg:title>TexMaths</svg:title>
          <svg:desc>7§latex§\begin{align*}
V_{BB}&amp;=I_B R_B+V_{BE}+\left(I_B+I_C \right)R_E\\
5&amp;=I_B \times 10000+0.7+\left(I_B+I_C \right) \times 1000\\
V_{CC}&amp;=I_C R_C +V_{CE \phantom{xxxxxx}}+\left(I_B+I_C \right)R_E\\
10&amp;=I_C \times 9000+0.2+\left(I_B+I_C\right) \times 1000\\
\\
I_B&amp;=\SI{0.304}{\milli \amper} \phantom{xxxx} I_C=\SI{0.956}{\milli \ampere}\\
\beta {\phantom{xxxxxx}}&amp;=\frac{I_C}{I_B}=\frac{0.956\times 10^{-3}}{0.304\times 10^{-3}}=3.045
\end{align*}§png§600§FALSE§</svg:desc>
        </draw:frame>
        <draw:frame draw:style-name="gr17" draw:text-style-name="P2" draw:layer="layout" svg:width="1.226cm" svg:height="0.586cm" svg:x="4.179cm" svg:y="3.043cm">
          <draw:text-box>
            <text:p><text:span text:style-name="T1">غیرافزائندہ</text:span></text:p>
          </draw:text-box>
        </draw:frame>
        <draw:frame draw:style-name="gr4" draw:layer="layout" svg:width="0.468cm" svg:height="0.47cm" svg:x="4.166cm" svg:y="2.387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4" draw:layer="layout" svg:width="0.538cm" svg:height="0.47cm" svg:x="4.131cm" svg:y="3.385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pitch="variable"/>
    <style:font-face style:name="Raavi1" svg:font-family="Raavi" style:font-pitch="variable"/>
    <style:font-face style:name="XB Tabriz" svg:font-family="'XB Tabriz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Raavi" svg:font-family="Raavi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xx" style:country-asian="none" style:font-name-complex="Tahoma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Raavi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12.954cm" fo:page-height="6.85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02-27T11:38:05.549674121</dc:date>
    <meta:editing-duration>PT30M52S</meta:editing-duration>
    <meta:editing-cycles>4</meta:editing-cycles>
    <meta:generator>LibreOffice/4.2.8.2$Linux_x86 LibreOffice_project/420m0$Build-2</meta:generator>
    <meta:document-statistic meta:object-count="25"/>
  </office:meta>
</office:document-meta>
</file>

<file path=Object 1/content.xml><?xml version="1.0" encoding="utf-8"?>
<math xmlns="http://www.w3.org/1998/Math/MathML">
  <semantics>
    <mrow>
      <mrow>
        <mo stretchy="false">+</mo>
        <mrow/>
      </mrow>
    </mrow>
    <annotation encoding="StarMath 5.0">+{}</annotation>
  </semantics>
</math>
</file>

<file path=Object 12/content.xml><?xml version="1.0" encoding="utf-8"?>
<math xmlns="http://www.w3.org/1998/Math/MathML">
  <semantics>
    <mrow>
      <mo stretchy="false">−</mo>
    </mrow>
    <annotation encoding="StarMath 5.0">-{}</annotation>
  </semantics>
</math>
</file>

<file path=Object 2/content.xml><?xml version="1.0" encoding="utf-8"?>
<math xmlns="http://www.w3.org/1998/Math/MathML">
  <semantics>
    <mrow>
      <mo stretchy="false">+</mo>
    </mrow>
    <annotation encoding="StarMath 5.0">+{}</annotation>
  </semantics>
</math>
</file>

<file path=Object 3/content.xml><?xml version="1.0" encoding="utf-8"?>
<math xmlns="http://www.w3.org/1998/Math/MathML">
  <semantics>
    <mrow>
      <mrow>
        <mo stretchy="false">−</mo>
        <mrow/>
      </mrow>
    </mrow>
    <annotation encoding="StarMath 5.0">-{}</annotation>
  </semantics>
</math>
</file>